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ffectiveNodeTypeImpl.getAllNod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iveNodeTypeImpl.getNamedQPropertyDefinitions( Name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ffectiveNodeTypeImpl.getMergedNod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iveNodeTypeImpl.getNamedItemDef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ffectiveNodeTypeImpl.getMandatoryQNodeDefinition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ffectiveNodeTypeImpl.getAllQNodeDefinition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ffectiveNodeTypeImpl.getAllQPropertyDefinition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ffectiveNodeTypeImpl.internalMerge( EffectiveNodeTypeImpl other , boolean supertype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38">
            <text:p text:style-name="Table_20_Contents">38</text:p>
          </table:table-cell>
          <table:table-cell office:value-type="float" office:value="137">
            <text:p text:style-name="Table_20_Contents">137</text:p>
          </table:table-cell>
        </table:table-row>
        <table:table-row>
          <table:table-cell office:value-type="string">
            <text:p text:style-name="Table_20_Contents">EffectiveNodeTypeImpl.EffectiveNodeTypeImpl( TreeSet mergedNodeTypes , TreeSet inheritedNodeTypes , TreeSet allNodeTypes , Map namedItemDefs , List unnamedItemDefs , Set supportedMixi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ffectiveNodeTypeImpl.supportsMixin( Name mix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ffectiveNodeTypeImpl.getUnnamedItemDef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ffectiveNodeTypeImpl.getUnnamedQPropertyDefini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ffectiveNodeTypeImpl.includesNodeTypes( Name [ ] nodeTyp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iveNodeTypeImpl.getAutoCreateQNodeDefinition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ffectiveNodeTypeImpl.includesNodeType(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iveNodeTypeImpl.getMandatoryQPropertyDefinition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ffectiveNodeTypeImpl.checkAddNodeConstraints( Name name , Name nodeTypeName , ItemDefinitionProvider definitionProvi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ffectiveNodeTypeImpl.getNamedItemDefs( 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ffectiveNodeTypeImpl.getAutoCreateQPropertyDefinition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ffectiveNodeTypeImpl.getInheritedNod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iveNodeTypeImpl.getNamedQNodeDefinitions( Name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ffectiveNodeTypeImpl.getUnnamedQNodeDefini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ffectiveNodeTypeImpl.checkRemoveItemConstraints( Name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ffectiveNodeTypeImpl.checkAddNodeConstraints( Name name , ItemDefinitionProvider definitionProvi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ffectiveNodeTypeImpl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ffectiveNodeTypeImpl.merge( EffectiveNodeTypeImpl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